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1871f" officeooo:paragraph-rsid="0023de12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3de12" officeooo:paragraph-rsid="0023de1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21871f" officeooo:paragraph-rsid="0023de1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21871f" officeooo:paragraph-rsid="0023de1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21871f" officeooo:paragraph-rsid="002469f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2469f9" officeooo:paragraph-rsid="002469f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1871f" officeooo:paragraph-rsid="002469f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fo:break-before="column"/>
      <style:text-properties style:font-name="Liberation Serif" fo:font-size="14pt" fo:font-weight="bold" officeooo:rsid="0023de12" officeooo:paragraph-rsid="0023de12" style:font-size-asian="14pt" style:font-weight-asian="bold" style:font-size-complex="14pt" style:font-weight-complex="bold"/>
    </style:style>
    <style:style style:name="T1" style:family="text">
      <style:text-properties officeooo:rsid="0023de12"/>
    </style:style>
    <style:style style:name="T2" style:family="text">
      <style:text-properties officeooo:rsid="002469f9"/>
    </style:style>
    <style:style style:name="T3" style:family="text">
      <style:text-properties style:font-name="Liberation Mono" fo:font-size="10pt" fo:font-weight="normal" officeooo:rsid="0021871f" style:font-size-asian="10pt" style:font-weight-asian="normal" style:font-size-complex="10pt" style:font-weight-complex="normal"/>
    </style:style>
    <style:style style:name="T4" style:family="text">
      <style:text-properties style:font-name="Liberation Mono" fo:font-size="10pt" fo:font-weight="normal" officeooo:rsid="002469f9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ssion tuples et affectations multiples</text:p>
      <text:p text:style-name="P1"/>
      <text:p text:style-name="P5">&gt;&gt;&gt; [0, 2] <text:s text:c="2"/><text:span text:style-name="T2"># une liste</text:span></text:p>
      <text:p text:style-name="P5">[0, 2]</text:p>
      <text:p text:style-name="P3">&gt;&gt;&gt; (0, 2) <text:s text:c="2"/><text:span text:style-name="T1"># un tuple</text:span></text:p>
      <text:p text:style-name="P5">(0, 2)</text:p>
      <text:p text:style-name="P5">&gt;&gt;&gt; len((<text:span text:style-name="T2">0, 2</text:span>)) <text:s text:c="2"/><text:span text:style-name="T2"># un tuple a une longueur</text:span></text:p>
      <text:p text:style-name="P6">2</text:p>
      <text:p text:style-name="P5">&gt;&gt;&gt; t<text:span text:style-name="T2">0</text:span> = () <text:s text:c="6"/><text:span text:style-name="T2"># le tuple vide (totalement inutile)</text:span></text:p>
      <text:p text:style-name="P5">&gt;&gt;&gt; t<text:span text:style-name="T2">1</text:span> = (<text:span text:style-name="T2">42,</text:span>) <text:s text:c="3"/><text:span text:style-name="T2"># besoin d'une virgule pour un tuple</text:span></text:p>
      <text:p text:style-name="P5"><text:span text:style-name="T2"><text:s text:c="18"/># de longueur 1</text:span></text:p>
      <text:p text:style-name="P3">&gt;&gt;&gt; t<text:span text:style-name="T2">1</text:span>.append(2) <text:s/><text:span text:style-name="T1"># on ne peut pas « appender » à un tuple !</text:span></text:p>
      <text:p text:style-name="P3">Traceback (most recent call last):</text:p>
      <text:p text:style-name="P3">AttributeError: 'tuple' object has no attribute 'append'</text:p>
      <text:p text:style-name="P3"/>
      <text:p text:style-name="P3">&gt;&gt;&gt; (1, 2, 3)[2] <text:s/><text:span text:style-name="T2"># on lit un élément comme dans une liste</text:span></text:p>
      <text:p text:style-name="P3">3</text:p>
      <text:p text:style-name="P3">&gt;&gt;&gt; t<text:span text:style-name="T2">3</text:span> = 1, 2, 3 <text:s/><text:span text:style-name="T1"># les parenthèses sont facultatives</text:span></text:p>
      <text:p text:style-name="P3">&gt;&gt;&gt; type(t<text:span text:style-name="T2">3</text:span>)</text:p>
      <text:p text:style-name="P3">&lt;class 'tuple'&gt;</text:p>
      <text:p text:style-name="P3">&gt;&gt;&gt; t<text:span text:style-name="T2">3</text:span>[2]</text:p>
      <text:p text:style-name="P3">3</text:p>
      <text:p text:style-name="P3">&gt;&gt;&gt; (a, b) = (42, 666) <text:s text:c="2"/><text:span text:style-name="T1"># affectation multiple</text:span></text:p>
      <text:p text:style-name="P5">&gt;&gt;&gt; a <text:s text:c="19"/><text:span text:style-name="T2"># avec ou sans parenthèses !!!</text:span></text:p>
      <text:p text:style-name="P3">42 <text:s text:c="22"/><text:span text:style-name="T2"># voir plus bas</text:span></text:p>
      <text:p text:style-name="P3">&gt;&gt;&gt; b</text:p>
      <text:p text:style-name="P3">666</text:p>
      <text:p text:style-name="P3">&gt;&gt;&gt; [[a, b], c] = ((111, 222), 333) <text:s text:c="2"/><text:span text:style-name="T1"># idem mais avec</text:span></text:p>
      <text:p text:style-name="P3">&gt;&gt;&gt; a <text:s text:c="32"/><text:span text:style-name="T1"># une structure</text:span></text:p>
      <text:p text:style-name="P3">111 <text:s text:c="34"/><text:span text:style-name="T1"># plus complexe</text:span></text:p>
      <text:p text:style-name="P3">&gt;&gt;&gt; b</text:p>
      <text:p text:style-name="P3">222</text:p>
      <text:p text:style-name="P3">&gt;&gt;&gt; c</text:p>
      <text:p text:style-name="P3">333</text:p>
      <text:p text:style-name="P3">&gt;&gt;&gt; def deux_valeurs(): <text:s text:c="3"/><text:span text:style-name="T1"># fonction qui retourne un tuple</text:span></text:p>
      <text:p text:style-name="P3">... <text:s text:c="3"/>return 666, 42 <text:s text:c="5"/><text:span text:style-name="T1"># (meilleure façon de retourner</text:span></text:p>
      <text:p text:style-name="P3">... <text:s text:c="23"/><text:span text:style-name="T1"># plusieurs valeurs)</text:span></text:p>
      <text:p text:style-name="P3">&gt;&gt;&gt; a, b = deux_valeurs()</text:p>
      <text:p text:style-name="P3">&gt;&gt;&gt; a</text:p>
      <text:p text:style-name="P3">666</text:p>
      <text:p text:style-name="P3">&gt;&gt;&gt; b</text:p>
      <text:p text:style-name="P3">42</text:p>
      <text:p text:style-name="P3"/>
      <text:p text:style-name="P8">Session tuples et affectations multiples</text:p>
      <text:p text:style-name="P7"/>
      <text:p text:style-name="P5">&gt;&gt;&gt; [0, 2] <text:s text:c="2"/><text:span text:style-name="T2"># une liste</text:span></text:p>
      <text:p text:style-name="P5">[0, 2]</text:p>
      <text:p text:style-name="P5">&gt;&gt;&gt; (0, 2) <text:s text:c="2"/><text:span text:style-name="T1"># un tuple</text:span></text:p>
      <text:p text:style-name="P5">(0, 2)</text:p>
      <text:p text:style-name="P5">&gt;&gt;&gt; len((<text:span text:style-name="T2">0, 2</text:span>)) <text:s text:c="2"/><text:span text:style-name="T2"># un tuple a une longueur</text:span></text:p>
      <text:p text:style-name="P6">2</text:p>
      <text:p text:style-name="P5">&gt;&gt;&gt; t<text:span text:style-name="T2">0</text:span> = () <text:s text:c="6"/><text:span text:style-name="T2"># le tuple vide (totalement inutile)</text:span></text:p>
      <text:p text:style-name="P5">&gt;&gt;&gt; t<text:span text:style-name="T2">1</text:span> = (<text:span text:style-name="T2">42,</text:span>) <text:s text:c="3"/><text:span text:style-name="T2"># besoin d'une virgule pour un tuple</text:span></text:p>
      <text:p text:style-name="P5"><text:span text:style-name="T2"><text:s text:c="18"/># de longueur 1</text:span></text:p>
      <text:p text:style-name="P5">&gt;&gt;&gt; t<text:span text:style-name="T2">1</text:span>.append(2) <text:s/><text:span text:style-name="T1"># on ne peut pas « appender » à un tuple !</text:span></text:p>
      <text:p text:style-name="P5">Traceback (most recent call last):</text:p>
      <text:p text:style-name="P5">AttributeError: 'tuple' object has no attribute 'append'</text:p>
      <text:p text:style-name="P5"/>
      <text:p text:style-name="P5">&gt;&gt;&gt; (1, 2, 3)[2] <text:s/><text:span text:style-name="T2"># on lit un élément comme dans une liste</text:span></text:p>
      <text:p text:style-name="P5">3</text:p>
      <text:p text:style-name="P5">&gt;&gt;&gt; t<text:span text:style-name="T2">3</text:span> = 1, 2, 3 <text:s/><text:span text:style-name="T1"># les parenthèses sont facultatives</text:span></text:p>
      <text:p text:style-name="P5">&gt;&gt;&gt; type(t<text:span text:style-name="T2">3</text:span>)</text:p>
      <text:p text:style-name="P5">&lt;class 'tuple'&gt;</text:p>
      <text:p text:style-name="P5">&gt;&gt;&gt; t<text:span text:style-name="T2">3</text:span>[2]</text:p>
      <text:p text:style-name="P5">3</text:p>
      <text:p text:style-name="P5">&gt;&gt;&gt; (a, b) = (42, 666) <text:s text:c="2"/><text:span text:style-name="T1"># affectation multiple</text:span></text:p>
      <text:p text:style-name="P5">&gt;&gt;&gt; a <text:s text:c="19"/><text:span text:style-name="T2"># avec ou sans parenthèses !!!</text:span></text:p>
      <text:p text:style-name="P5">42 <text:s text:c="22"/><text:span text:style-name="T2"># voir plus bas</text:span></text:p>
      <text:p text:style-name="P5">&gt;&gt;&gt; b</text:p>
      <text:p text:style-name="P5">666</text:p>
      <text:p text:style-name="P5">&gt;&gt;&gt; [[a, b], c] = ((111, 222), 333) <text:s text:c="2"/><text:span text:style-name="T1"># idem mais avec</text:span></text:p>
      <text:p text:style-name="P5">&gt;&gt;&gt; a <text:s text:c="32"/><text:span text:style-name="T1"># une structure</text:span></text:p>
      <text:p text:style-name="P5">111 <text:s text:c="34"/><text:span text:style-name="T1"># plus complexe</text:span></text:p>
      <text:p text:style-name="P5">&gt;&gt;&gt; b</text:p>
      <text:p text:style-name="P5">222</text:p>
      <text:p text:style-name="P5">&gt;&gt;&gt; c</text:p>
      <text:p text:style-name="P5">333</text:p>
      <text:p text:style-name="P5">&gt;&gt;&gt; def deux_valeurs(): <text:s text:c="3"/><text:span text:style-name="T1"># fonction qui retourne un tuple</text:span></text:p>
      <text:p text:style-name="P5">... <text:s text:c="3"/>return 666, 42 <text:s text:c="5"/><text:span text:style-name="T1"># (meilleure façon de retourner</text:span></text:p>
      <text:p text:style-name="P5">... <text:s text:c="23"/><text:span text:style-name="T1"># plusieurs valeurs)</text:span></text:p>
      <text:p text:style-name="P5">&gt;&gt;&gt; a, b = deux_valeurs()</text:p>
      <text:p text:style-name="P5">&gt;&gt;&gt; a</text:p>
      <text:p text:style-name="P5">666</text:p>
      <text:p text:style-name="P5">&gt;&gt;&gt; b</text:p>
      <text:p text:style-name="P5">42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2-09-08T10:16:43.317949937</meta:creation-date>
    <dc:date>2024-10-13T21:41:58.033000000</dc:date>
    <meta:editing-duration>PT2H52M13S</meta:editing-duration>
    <meta:editing-cycles>26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80" meta:word-count="398" meta:character-count="2226" meta:non-whitespace-character-count="1546"/>
  </office:meta>
</office:document-meta>
</file>